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0.921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2.002cm"/>
    </style:style>
    <style:style style:name="co10" style:family="table-column">
      <style:table-column-properties fo:break-before="auto" style:column-width="1.11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23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  <table:table-cell table:number-columns-repeated="4"/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  <table:table-cell table:number-columns-repeated="4"/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  <table:table-cell table:number-columns-repeated="4"/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  <table:table-cell table:number-columns-repeated="4"/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  <table:table-cell table:number-columns-repeated="4"/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  <table:table-cell table:number-columns-repeated="4"/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  <table:table-cell table:number-columns-repeated="4"/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  <table:table-cell table:number-columns-repeated="4"/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number-columns-repeated="23"/>
        </table:table-row>
        <table:table-row table:style-name="ro1">
          <table:table-cell office:value-type="string">
            <text:p>modified data: </text:p>
          </table:table-cell>
          <table:table-cell table:number-columns-repeated="23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  <table:table-cell table:number-columns-repeated="4"/>
        </table:table-row>
        <table:table-row table:style-name="ro1">
          <table:table-cell office:value-type="string">
            <text:p>[16.0</text:p>
          </table:table-cell>
          <table:table-cell office:value-type="float" office:value="16.34375">
            <text:p>16.34</text:p>
          </table:table-cell>
          <table:table-cell office:value-type="float" office:value="17.71875">
            <text:p>17.72</text:p>
          </table:table-cell>
          <table:table-cell office:value-type="float" office:value="3.28125">
            <text:p>3.28</text:p>
          </table:table-cell>
          <table:table-cell office:value-type="float" office:value="2.78125">
            <text:p>2.78</text:p>
          </table:table-cell>
          <table:table-cell office:value-type="float" office:value="-2.5">
            <text:p>-2.5</text:p>
          </table:table-cell>
          <table:table-cell office:value-type="float" office:value="81.875">
            <text:p>81.88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1.875">
            <text:p>81.88</text:p>
          </table:table-cell>
          <table:table-cell office:value-type="float" office:value="-2.5">
            <text:p>-2.5</text:p>
          </table:table-cell>
          <table:table-cell office:value-type="float" office:value="2.78125">
            <text:p>2.78</text:p>
          </table:table-cell>
          <table:table-cell office:value-type="float" office:value="3.28125">
            <text:p>3.28</text:p>
          </table:table-cell>
          <table:table-cell office:value-type="float" office:value="17.71875">
            <text:p>17.72</text:p>
          </table:table-cell>
          <table:table-cell office:value-type="string">
            <text:p><text:s/>16.34375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  <table:table-cell table:number-columns-repeated="4"/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  <table:table-cell table:number-columns-repeated="4"/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  <table:table-cell table:number-columns-repeated="4"/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  <table:table-cell table:number-columns-repeated="4"/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  <table:table-cell table:number-columns-repeated="4"/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  <table:table-cell table:number-columns-repeated="4"/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  <table:table-cell table:number-columns-repeated="4"/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Weight = -0.8</text:p>
          </table:table-cell>
          <table:table-cell office:value-type="string">
            <text:p><text:s/>Time = 1</text:p>
          </table:table-cell>
          <table:table-cell office:value-type="string">
            <text:p><text:s/>Space = 0</text:p>
          </table:table-cell>
          <table:table-cell office:value-type="string">
            <text:p><text:s/>Flow = -1</text:p>
          </table:table-cell>
          <table:table-cell table:number-columns-repeated="20"/>
        </table:table-row>
        <table:table-row table:style-name="ro1">
          <table:table-cell office:value-type="string">
            <text:p>Weight: <text:s/>light</text:p>
          </table:table-cell>
          <table:table-cell table:number-columns-repeated="23"/>
        </table:table-row>
        <table:table-row table:style-name="ro1">
          <table:table-cell office:value-type="string">
            <text:p>Time: <text:s/>sudden</text:p>
          </table:table-cell>
          <table:table-cell table:number-columns-repeated="23"/>
        </table:table-row>
        <table:table-row table:style-name="ro1">
          <table:table-cell office:value-type="string">
            <text:p>Space: <text:s/>neutralspace</text:p>
          </table:table-cell>
          <table:table-cell table:number-columns-repeated="23"/>
        </table:table-row>
        <table:table-row table:style-name="ro1">
          <table:table-cell office:value-type="string">
            <text:p>Flow: <text:s/>free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ti= <text:s/>-0.22 | v0= <text:s/>-0.02 | v1= <text:s/>0.2 | texp= <text:s/>2.6</text:p>
          </table:table-cell>
          <table:table-cell table:number-columns-repeated="23"/>
        </table:table-row>
        <table:table-row table:style-name="ro1">
          <table:table-cell office:value-type="string">
            <text:p>elbow_angle= <text:s/>0.628318530718 | vt__= <text:s/>-0.183648564196</text:p>
          </table:table-cell>
          <table:table-cell table:number-columns-repeated="23"/>
        </table:table-row>
        <table:table-row table:style-name="ro1">
          <table:table-cell office:value-type="float" office:value="5">
            <text:p>5</text:p>
          </table:table-cell>
          <table:table-cell table:number-columns-repeated="23"/>
        </table:table-row>
        <table:table-row table:style-name="ro1">
          <table:table-cell office:value-type="string">
            <text:p>Original data:</text:p>
          </table:table-cell>
          <table:table-cell table:number-columns-repeated="23"/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New interpolated data:</text:p>
          </table:table-cell>
          <table:table-cell table:number-columns-repeated="23"/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6">
            <text:p>6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4">
            <text:p>6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office:value-type="float" office:value="53">
            <text:p>53</text:p>
          </table:table-cell>
          <table:table-cell office:value-type="float" office:value="121">
            <text:p>12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  <table:table-cell office:value-type="float" office:value="131">
            <text:p>13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135">
            <text:p>135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141">
            <text:p>141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office:value-type="float" office:value="138">
            <text:p>138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131">
            <text:p>131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5">
            <text:p>65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123">
            <text:p>123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9">
            <text:p>69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1">
            <text:p>121</text:p>
          </table:table-cell>
          <table:table-cell office:value-type="float" office:value="47">
            <text:p>47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2">
            <text:p>72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7">
            <text:p>117</text:p>
          </table:table-cell>
          <table:table-cell office:value-type="float" office:value="59">
            <text:p>59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9">
            <text:p>99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4">
            <text:p>104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6">
            <text:p>106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1">
            <text:p>111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4">
            <text:p>114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7">
            <text:p>117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8">
            <text:p>12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5">
            <text:p>11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4">
            <text:p>74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1">
            <text:p>11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5">
            <text:p>11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7">
            <text:p>117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5">
            <text:p>125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5">
            <text:p>125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5">
            <text:p>125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8">
            <text:p>118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8">
            <text:p>118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7">
            <text:p>117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5">
            <text:p>11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0">
            <text:p>7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6">
            <text:p>66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6">
            <text:p>126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8">
            <text:p>128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5">
            <text:p>125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7">
            <text:p>10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5">
            <text:p>65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9">
            <text:p>69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9">
            <text:p>99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6">
            <text:p>106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8">
            <text:p>118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7">
            <text:p>11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7">
            <text:p>10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4">
            <text:p>104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7">
            <text:p>10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1">
            <text:p>11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4">
            <text:p>114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7">
            <text:p>117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9">
            <text:p>129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0">
            <text:p>130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9">
            <text:p>129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5">
            <text:p>125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7">
            <text:p>107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4">
            <text:p>7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9">
            <text:p>6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4">
            <text:p>6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6">
            <text:p>6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6">
            <text:p>6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1" table:number-columns-repeated="3" table:default-cell-style-name="Default"/>
        <table:table-row table:style-name="ro1">
          <table:table-cell office:value-type="float" office:value="90">
            <text:p>9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office:value-type="float" office:value="117">
            <text:p>117</text:p>
          </table:table-cell>
          <table:table-cell/>
        </table:table-row>
        <table:table-row table:style-name="ro1">
          <table:table-cell/>
          <table:table-cell office:value-type="float" office:value="121">
            <text:p>121</text:p>
          </table:table-cell>
          <table:table-cell/>
        </table:table-row>
        <table:table-row table:style-name="ro1">
          <table:table-cell/>
          <table:table-cell office:value-type="float" office:value="124">
            <text:p>124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8">
            <text:p>128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4">
            <text:p>124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15">
            <text:p>115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</table:table-row>
        <table:table-row table:style-name="ro1">
          <table:table-cell/>
          <table:table-cell office:value-type="float" office:value="91">
            <text:p>91</text:p>
          </table:table-cell>
          <table:table-cell/>
        </table:table-row>
        <table:table-row table:style-name="ro1">
          <table:table-cell/>
          <table:table-cell office:value-type="float" office:value="88">
            <text:p>88</text:p>
          </table:table-cell>
          <table:table-cell/>
        </table:table-row>
        <table:table-row table:style-name="ro1">
          <table:table-cell/>
          <table:table-cell office:value-type="float" office:value="84">
            <text:p>84</text:p>
          </table:table-cell>
          <table:table-cell/>
        </table:table-row>
        <table:table-row table:style-name="ro1">
          <table:table-cell/>
          <table:table-cell office:value-type="float" office:value="81">
            <text:p>81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73">
            <text:p>73</text:p>
          </table:table-cell>
          <table:table-cell/>
        </table:table-row>
        <table:table-row table:style-name="ro1">
          <table:table-cell/>
          <table:table-cell office:value-type="float" office:value="74">
            <text:p>74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/>
        </table:table-row>
        <table:table-row table:style-name="ro1">
          <table:table-cell/>
          <table:table-cell office:value-type="float" office:value="82">
            <text:p>82</text:p>
          </table:table-cell>
          <table:table-cell/>
        </table:table-row>
        <table:table-row table:style-name="ro1">
          <table:table-cell/>
          <table:table-cell office:value-type="float" office:value="88">
            <text:p>88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/>
          <table:table-cell office:value-type="float" office:value="115">
            <text:p>115</text:p>
          </table:table-cell>
          <table:table-cell/>
        </table:table-row>
        <table:table-row table:style-name="ro1">
          <table:table-cell/>
          <table:table-cell office:value-type="float" office:value="117">
            <text:p>117</text:p>
          </table:table-cell>
          <table:table-cell/>
        </table:table-row>
        <table:table-row table:style-name="ro1">
          <table:table-cell/>
          <table:table-cell office:value-type="float" office:value="119">
            <text:p>119</text:p>
          </table:table-cell>
          <table:table-cell/>
        </table:table-row>
        <table:table-row table:style-name="ro1">
          <table:table-cell/>
          <table:table-cell office:value-type="float" office:value="121">
            <text:p>121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5">
            <text:p>125</text:p>
          </table:table-cell>
          <table:table-cell/>
        </table:table-row>
        <table:table-row table:style-name="ro1">
          <table:table-cell/>
          <table:table-cell office:value-type="float" office:value="125">
            <text:p>125</text:p>
          </table:table-cell>
          <table:table-cell/>
        </table:table-row>
        <table:table-row table:style-name="ro1">
          <table:table-cell/>
          <table:table-cell office:value-type="float" office:value="125">
            <text:p>125</text:p>
          </table:table-cell>
          <table:table-cell/>
        </table:table-row>
        <table:table-row table:style-name="ro1">
          <table:table-cell/>
          <table:table-cell office:value-type="float" office:value="124">
            <text:p>124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1">
            <text:p>121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19">
            <text:p>119</text:p>
          </table:table-cell>
          <table:table-cell/>
        </table:table-row>
        <table:table-row table:style-name="ro1">
          <table:table-cell/>
          <table:table-cell office:value-type="float" office:value="119">
            <text:p>119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</table:table-row>
        <table:table-row table:style-name="ro1">
          <table:table-cell/>
          <table:table-cell office:value-type="float" office:value="117">
            <text:p>117</text:p>
          </table:table-cell>
          <table:table-cell/>
        </table:table-row>
        <table:table-row table:style-name="ro1">
          <table:table-cell/>
          <table:table-cell office:value-type="float" office:value="117">
            <text:p>117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15">
            <text:p>115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83">
            <text:p>83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/>
        </table:table-row>
        <table:table-row table:style-name="ro1">
          <table:table-cell/>
          <table:table-cell office:value-type="float" office:value="76">
            <text:p>76</text:p>
          </table:table-cell>
          <table:table-cell/>
        </table:table-row>
        <table:table-row table:style-name="ro1">
          <table:table-cell/>
          <table:table-cell office:value-type="float" office:value="73">
            <text:p>73</text:p>
          </table:table-cell>
          <table:table-cell/>
        </table:table-row>
        <table:table-row table:style-name="ro1">
          <table:table-cell/>
          <table:table-cell office:value-type="float" office:value="70">
            <text:p>70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/>
        </table:table-row>
        <table:table-row table:style-name="ro1">
          <table:table-cell/>
          <table:table-cell office:value-type="float" office:value="63">
            <text:p>63</text:p>
          </table:table-cell>
          <table:table-cell/>
        </table:table-row>
        <table:table-row table:style-name="ro1">
          <table:table-cell/>
          <table:table-cell office:value-type="float" office:value="63">
            <text:p>63</text:p>
          </table:table-cell>
          <table:table-cell/>
        </table:table-row>
        <table:table-row table:style-name="ro1">
          <table:table-cell/>
          <table:table-cell office:value-type="float" office:value="62">
            <text:p>62</text:p>
          </table:table-cell>
          <table:table-cell/>
        </table:table-row>
        <table:table-row table:style-name="ro1">
          <table:table-cell/>
          <table:table-cell office:value-type="float" office:value="63">
            <text:p>63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/>
        </table:table-row>
        <table:table-row table:style-name="ro1">
          <table:table-cell/>
          <table:table-cell office:value-type="float" office:value="71">
            <text:p>71</text:p>
          </table:table-cell>
          <table:table-cell/>
        </table:table-row>
        <table:table-row table:style-name="ro1">
          <table:table-cell/>
          <table:table-cell office:value-type="float" office:value="77">
            <text:p>77</text:p>
          </table:table-cell>
          <table:table-cell/>
        </table:table-row>
        <table:table-row table:style-name="ro1">
          <table:table-cell/>
          <table:table-cell office:value-type="float" office:value="83">
            <text:p>83</text:p>
          </table:table-cell>
          <table:table-cell/>
        </table:table-row>
        <table:table-row table:style-name="ro1">
          <table:table-cell/>
          <table:table-cell office:value-type="float" office:value="89">
            <text:p>89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6">
            <text:p>126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8">
            <text:p>128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6">
            <text:p>126</text:p>
          </table:table-cell>
          <table:table-cell/>
        </table:table-row>
        <table:table-row table:style-name="ro1">
          <table:table-cell/>
          <table:table-cell office:value-type="float" office:value="125">
            <text:p>125</text:p>
          </table:table-cell>
          <table:table-cell/>
        </table:table-row>
        <table:table-row table:style-name="ro1">
          <table:table-cell/>
          <table:table-cell office:value-type="float" office:value="124">
            <text:p>124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2">
            <text:p>122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82">
            <text:p>82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71">
            <text:p>71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/>
        </table:table-row>
        <table:table-row table:style-name="ro1">
          <table:table-cell/>
          <table:table-cell office:value-type="float" office:value="63">
            <text:p>63</text:p>
          </table:table-cell>
          <table:table-cell/>
        </table:table-row>
        <table:table-row table:style-name="ro1">
          <table:table-cell/>
          <table:table-cell office:value-type="float" office:value="63">
            <text:p>63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float" office:value="62">
            <text:p>62</text:p>
          </table:table-cell>
          <table:table-cell/>
        </table:table-row>
        <table:table-row table:style-name="ro1">
          <table:table-cell/>
          <table:table-cell office:value-type="float" office:value="65">
            <text:p>65</text:p>
          </table:table-cell>
          <table:table-cell/>
        </table:table-row>
        <table:table-row table:style-name="ro1">
          <table:table-cell/>
          <table:table-cell office:value-type="float" office:value="69">
            <text:p>69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/>
        </table:table-row>
        <table:table-row table:style-name="ro1">
          <table:table-cell/>
          <table:table-cell office:value-type="float" office:value="85">
            <text:p>85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19">
            <text:p>119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1">
            <text:p>121</text:p>
          </table:table-cell>
          <table:table-cell/>
        </table:table-row>
        <table:table-row table:style-name="ro1">
          <table:table-cell/>
          <table:table-cell office:value-type="float" office:value="121">
            <text:p>121</text:p>
          </table:table-cell>
          <table:table-cell/>
        </table:table-row>
        <table:table-row table:style-name="ro1">
          <table:table-cell/>
          <table:table-cell office:value-type="float" office:value="122">
            <text:p>122</text:p>
          </table:table-cell>
          <table:table-cell/>
        </table:table-row>
        <table:table-row table:style-name="ro1">
          <table:table-cell/>
          <table:table-cell office:value-type="float" office:value="122">
            <text:p>122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17">
            <text:p>117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87">
            <text:p>87</text:p>
          </table:table-cell>
          <table:table-cell/>
        </table:table-row>
        <table:table-row table:style-name="ro1">
          <table:table-cell/>
          <table:table-cell office:value-type="float" office:value="85">
            <text:p>85</text:p>
          </table:table-cell>
          <table:table-cell/>
        </table:table-row>
        <table:table-row table:style-name="ro1">
          <table:table-cell/>
          <table:table-cell office:value-type="float" office:value="82">
            <text:p>82</text:p>
          </table:table-cell>
          <table:table-cell/>
        </table:table-row>
        <table:table-row table:style-name="ro1">
          <table:table-cell/>
          <table:table-cell office:value-type="float" office:value="81">
            <text:p>81</text:p>
          </table:table-cell>
          <table:table-cell/>
        </table:table-row>
        <table:table-row table:style-name="ro1">
          <table:table-cell/>
          <table:table-cell office:value-type="float" office:value="79">
            <text:p>79</text:p>
          </table:table-cell>
          <table:table-cell/>
        </table:table-row>
        <table:table-row table:style-name="ro1">
          <table:table-cell/>
          <table:table-cell office:value-type="float" office:value="77">
            <text:p>77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73">
            <text:p>73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/>
        </table:table-row>
        <table:table-row table:style-name="ro1">
          <table:table-cell/>
          <table:table-cell office:value-type="float" office:value="82">
            <text:p>82</text:p>
          </table:table-cell>
          <table:table-cell/>
        </table:table-row>
        <table:table-row table:style-name="ro1">
          <table:table-cell/>
          <table:table-cell office:value-type="float" office:value="87">
            <text:p>87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office:value-type="float" office:value="117">
            <text:p>117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4">
            <text:p>124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9">
            <text:p>129</text:p>
          </table:table-cell>
          <table:table-cell/>
        </table:table-row>
        <table:table-row table:style-name="ro1">
          <table:table-cell/>
          <table:table-cell office:value-type="float" office:value="130">
            <text:p>130</text:p>
          </table:table-cell>
          <table:table-cell/>
        </table:table-row>
        <table:table-row table:style-name="ro1">
          <table:table-cell/>
          <table:table-cell office:value-type="float" office:value="129">
            <text:p>129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5">
            <text:p>125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1">
            <text:p>121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/>
        </table:table-row>
        <table:table-row table:style-name="ro1">
          <table:table-cell/>
          <table:table-cell office:value-type="float" office:value="89">
            <text:p>89</text:p>
          </table:table-cell>
          <table:table-cell/>
        </table:table-row>
        <table:table-row table:style-name="ro1">
          <table:table-cell/>
          <table:table-cell office:value-type="float" office:value="87">
            <text:p>87</text:p>
          </table:table-cell>
          <table:table-cell/>
        </table:table-row>
        <table:table-row table:style-name="ro1">
          <table:table-cell/>
          <table:table-cell office:value-type="float" office:value="85">
            <text:p>85</text:p>
          </table:table-cell>
          <table:table-cell/>
        </table:table-row>
        <table:table-row table:style-name="ro1">
          <table:table-cell/>
          <table:table-cell office:value-type="float" office:value="83">
            <text:p>83</text:p>
          </table:table-cell>
          <table:table-cell/>
        </table:table-row>
        <table:table-row table:style-name="ro1">
          <table:table-cell/>
          <table:table-cell office:value-type="float" office:value="81">
            <text:p>81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/>
        </table:table-row>
        <table:table-row table:style-name="ro1">
          <table:table-cell/>
          <table:table-cell office:value-type="float" office:value="76">
            <text:p>76</text:p>
          </table:table-cell>
          <table:table-cell/>
        </table:table-row>
        <table:table-row table:style-name="ro1">
          <table:table-cell/>
          <table:table-cell office:value-type="float" office:value="74">
            <text:p>74</text:p>
          </table:table-cell>
          <table:table-cell/>
        </table:table-row>
        <table:table-row table:style-name="ro1">
          <table:table-cell/>
          <table:table-cell office:value-type="float" office:value="71">
            <text:p>71</text:p>
          </table:table-cell>
          <table:table-cell/>
        </table:table-row>
        <table:table-row table:style-name="ro1">
          <table:table-cell/>
          <table:table-cell office:value-type="float" office:value="69">
            <text:p>69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/>
        </table:table-row>
        <table:table-row table:style-name="ro1">
          <table:table-cell/>
          <table:table-cell office:value-type="float" office:value="64">
            <text:p>64</text:p>
          </table:table-cell>
          <table:table-cell/>
        </table:table-row>
        <table:table-row table:style-name="ro1">
          <table:table-cell/>
          <table:table-cell office:value-type="float" office:value="62">
            <text:p>62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/>
        </table:table-row>
        <table:table-row table:style-name="ro1">
          <table:table-cell/>
          <table:table-cell office:value-type="float" office:value="59">
            <text:p>59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>
            <draw:frame table:end-cell-address="Sheet2.M302" table:end-x="0.697cm" table:end-y="0.237cm" draw:z-index="0" draw:style-name="gr1" svg:width="23.177cm" svg:height="9.135cm" svg:x="0.101cm" svg:y="0.099cm">
              <draw:object draw:notify-on-update-of-ranges="Sheet2.A1:Sheet2.A297 Sheet2.B1:Sheet2.B29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/>
        </table:table-row>
        <table:table-row table:style-name="ro1">
          <table:table-cell/>
          <table:table-cell office:value-type="float" office:value="73">
            <text:p>73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/>
        </table:table-row>
        <table:table-row table:style-name="ro1">
          <table:table-cell/>
          <table:table-cell office:value-type="float" office:value="88">
            <text:p>88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/>
        </table:table-row>
        <table:table-row table:style-name="ro1">
          <table:table-cell/>
          <table:table-cell office:value-type="float" office:value="59">
            <text:p>59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/>
        </table:table-row>
        <table:table-row table:style-name="ro1">
          <table:table-cell/>
          <table:table-cell office:value-type="float" office:value="73">
            <text:p>73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/>
        </table:table-row>
        <table:table-row table:style-name="ro1">
          <table:table-cell/>
          <table:table-cell office:value-type="float" office:value="88">
            <text:p>88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8">28/01/2009</text:date>, <text:time>19:2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8T19:27:28</dc:date>
    <meta:editing-cycles>1</meta:editing-cycles>
    <meta:editing-duration>PT1H18M6S</meta:editing-duration>
    <meta:user-defined meta:name="Info 1"/>
    <meta:user-defined meta:name="Info 2"/>
    <meta:user-defined meta:name="Info 3"/>
    <meta:user-defined meta:name="Info 4"/>
    <meta:document-statistic meta:table-count="2" meta:cell-count="92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3.178cm" svg:height="9.136cm" chart:class="chart:line" chart:style-name="ch1">
        <chart:title svg:x="6.906cm" svg:y="0.183cm" chart:style-name="ch2">
          <text:p>Multiresolution Filtering effects (interpolation last)</text:p>
        </chart:title>
        <chart:subtitle svg:x="10.054cm" svg:y="0.868cm" chart:style-name="ch3">
          <text:p>CH: 6, G: 3, w = 2</text:p>
        </chart:subtitle>
        <chart:legend chart:legend-position="end" svg:x="20.849cm" svg:y="4.099cm" chart:style-name="ch4"/>
        <chart:plot-area chart:style-name="ch5" table:cell-range-address="Sheet2.A1:Sheet2.B297" svg:x="0.725cm" svg:y="1.501cm" svg:width="19.661cm" svg:height="7.289cm">
          <chart:axis chart:dimension="x" chart:name="primary-x" chart:style-name="ch6">
            <chart:title svg:x="10.008cm" svg:y="8.401cm" chart:style-name="ch7">
              <text:p>Frame/step</text:p>
            </chart:title>
          </chart:axis>
          <chart:axis chart:dimension="y" chart:name="primary-y" chart:style-name="ch6">
            <chart:title svg:x="0.464cm" svg:y="5.27cm" chart:style-name="ch8">
              <text:p>Angle</text:p>
            </chart:title>
            <chart:grid chart:style-name="ch9" chart:class="major"/>
          </chart:axis>
          <chart:series chart:style-name="ch10" chart:values-cell-range-address="Sheet2.A1:Sheet2.A297" chart:class="chart:line">
            <chart:data-point chart:repeated="297"/>
          </chart:series>
          <chart:series chart:style-name="ch11" chart:values-cell-range-address="Sheet2.B1:Sheet2.B297" chart:class="chart:line">
            <chart:data-point chart:repeated="29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">
                <text:p>1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">
                <text:p>1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">
                <text:p>1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">
                <text:p>1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">
                <text:p>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#NAN">
                <text:p>1.#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#NAN">
                <text:p>1.#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#NAN">
                <text:p>1.#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#NAN">
                <text:p>1.#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#NAN">
                <text:p>1.#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#NAN">
                <text:p>1.#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#NAN">
                <text:p>1.#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#NAN">
                <text:p>1.#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#NAN">
                <text:p>1.#NAN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#NAN">
                <text:p>1.#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#NAN">
                <text:p>1.#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#NAN">
                <text:p>1.#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#NAN">
                <text:p>1.#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#NAN">
                <text:p>1.#NAN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#NAN">
                <text:p>1.#NAN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#NAN">
                <text:p>1.#NAN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#NAN">
                <text:p>1.#NA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#NAN">
                <text:p>1.#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#NAN">
                <text:p>1.#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#NAN">
                <text:p>1.#NAN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#NAN">
                <text:p>1.#NAN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#NAN">
                <text:p>1.#NAN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#NAN">
                <text:p>1.#NAN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#NAN">
                <text:p>1.#NAN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#NAN">
                <text:p>1.#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#NAN">
                <text:p>1.#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#NAN">
                <text:p>1.#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#NAN">
                <text:p>1.#NAN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#NAN">
                <text:p>1.#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#NAN">
                <text:p>1.#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#NAN">
                <text:p>1.#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#NAN">
                <text:p>1.#NAN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#NAN">
                <text:p>1.#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#NAN">
                <text:p>1.#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#NAN">
                <text:p>1.#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#NAN">
                <text:p>1.#NAN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#NAN">
                <text:p>1.#NAN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#NAN">
                <text:p>1.#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#NAN">
                <text:p>1.#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#NAN">
                <text:p>1.#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#NAN">
                <text:p>1.#NAN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#NAN">
                <text:p>1.#NAN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#NAN">
                <text:p>1.#NAN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#NAN">
                <text:p>1.#N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#NAN">
                <text:p>1.#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#NAN">
                <text:p>1.#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#NAN">
                <text:p>1.#NAN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#NAN">
                <text:p>1.#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#NAN">
                <text:p>1.#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#NAN">
                <text:p>1.#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#NAN">
                <text:p>1.#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#NAN">
                <text:p>1.#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#NAN">
                <text:p>1.#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#NAN">
                <text:p>1.#NAN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#NAN">
                <text:p>1.#NAN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#NAN">
                <text:p>1.#NAN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#NAN">
                <text:p>1.#NAN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#NAN">
                <text:p>1.#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#NAN">
                <text:p>1.#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#NAN">
                <text:p>1.#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#NAN">
                <text:p>1.#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#NAN">
                <text:p>1.#N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#NAN">
                <text:p>1.#NAN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#NAN">
                <text:p>1.#NAN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#NAN">
                <text:p>1.#NAN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#NAN">
                <text:p>1.#NAN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#NAN">
                <text:p>1.#NAN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#NAN">
                <text:p>1.#NAN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#NAN">
                <text:p>1.#NAN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#NAN">
                <text:p>1.#NAN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#NAN">
                <text:p>1.#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#NAN">
                <text:p>1.#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#NAN">
                <text:p>1.#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#NAN">
                <text:p>1.#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#NAN">
                <text:p>1.#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#NAN">
                <text:p>1.#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#NAN">
                <text:p>1.#NAN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#NAN">
                <text:p>1.#NAN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#NAN">
                <text:p>1.#NAN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#NAN">
                <text:p>1.#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#NAN">
                <text:p>1.#NAN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#NAN">
                <text:p>1.#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#NAN">
                <text:p>1.#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#NAN">
                <text:p>1.#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#NAN">
                <text:p>1.#NA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#NAN">
                <text:p>1.#NAN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#NAN">
                <text:p>1.#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#NAN">
                <text:p>1.#NAN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#NAN">
                <text:p>1.#N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#NAN">
                <text:p>1.#NAN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#NAN">
                <text:p>1.#NAN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#NAN">
                <text:p>1.#NAN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#NAN">
                <text:p>1.#NAN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#NAN">
                <text:p>1.#NAN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#NAN">
                <text:p>1.#NAN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#NAN">
                <text:p>1.#NAN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#NAN">
                <text:p>1.#NAN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#NAN">
                <text:p>1.#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#NAN">
                <text:p>1.#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#NAN">
                <text:p>1.#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#NAN">
                <text:p>1.#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#NAN">
                <text:p>1.#NAN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#NAN">
                <text:p>1.#NAN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#NAN">
                <text:p>1.#NA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#NAN">
                <text:p>1.#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#NAN">
                <text:p>1.#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#NAN">
                <text:p>1.#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#NAN">
                <text:p>1.#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#NAN">
                <text:p>1.#NAN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#NAN">
                <text:p>1.#NAN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#NAN">
                <text:p>1.#NA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#NAN">
                <text:p>1.#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